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1.28cm" fo:min-width="3.83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33cm" svg:height="1.53cm" svg:x="8.843cm" svg:y="6.579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33cm" svg:height="1.53cm" svg:x="8.843cm" svg:y="14.541cm">
          <draw:glue-point draw:id="4" svg:x="-2.369cm" svg:y="-5.026cm"/>
          <draw:glue-point draw:id="5" svg:x="2.45cm" svg:y="-5.124cm"/>
          <draw:glue-point draw:id="6" svg:x="-2.302cm" svg:y="5.058cm"/>
          <draw:glue-point draw:id="7" svg:x="2.598cm" svg:y="4.862cm"/>
          <draw:glue-point draw:id="8" svg:x="-5.039cm" svg:y="-3.287cm"/>
          <draw:glue-point draw:id="9" svg:x="-4.997cm" svg:y="3.137cm"/>
          <text:p text:style-name="P1">issues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33cm" svg:height="1.53cm" svg:x="2.909cm" svg:y="9.349cm">
          <text:p text:style-name="P1">assignments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33cm" svg:height="1.53cm" svg:x="2.945cm" svg:y="14.541cm">
          <draw:glue-point draw:id="4" svg:x="4.946cm" svg:y="-3.222cm"/>
          <draw:glue-point draw:id="5" svg:x="5.034cm" svg:y="3.071cm"/>
          <text:p text:style-name="P1">blo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4.33cm" svg:height="1.53cm" svg:x="14.693cm" svg:y="17.227cm">
          <text:p text:style-name="P1">projects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33cm" svg:height="1.53cm" svg:x="8.843cm" svg:y="23.496cm">
          <text:p text:style-name="P1">label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4.33cm" svg:height="1.53cm" svg:x="8.843cm" svg:y="20.604cm">
          <text:p text:style-name="P1">issue_label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4.33cm" svg:height="1.53cm" svg:x="14.65cm" svg:y="9.349cm">
          <text:p text:style-name="P1">comments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" draw:text-style-name="P2" draw:layer="layout" draw:type="curve" svg:x1="11.008cm" svg:y1="14.541cm" svg:x2="11.008cm" svg:y2="8.109cm" draw:start-shape="id1" draw:start-glue-point="0" draw:end-shape="id2" draw:end-glue-point="2" svg:d="M11008 14541v-6432" svg:viewBox="0 0 1 6433">
          <text:p/>
        </draw:connector>
        <draw:connector draw:style-name="gr2" draw:text-style-name="P2" draw:layer="layout" draw:type="curve" svg:x1="16.815cm" svg:y1="9.349cm" svg:x2="13.173cm" svg:y2="7.344cm" draw:start-shape="id3" draw:start-glue-point="0" draw:end-shape="id2" draw:end-glue-point="1" svg:d="M16815 9349c0-1337-1214-2005-3642-2005" svg:viewBox="0 0 3643 2006">
          <text:p/>
        </draw:connector>
        <draw:connector draw:style-name="gr2" draw:text-style-name="P2" draw:layer="layout" draw:type="curve" svg:x1="5.074cm" svg:y1="9.349cm" svg:x2="8.843cm" svg:y2="7.344cm" draw:start-shape="id4" draw:start-glue-point="0" draw:end-shape="id2" draw:end-glue-point="3" svg:d="M5074 9349c0-1337 1256-2005 3769-2005" svg:viewBox="0 0 3770 2006">
          <text:p/>
        </draw:connector>
        <draw:connector draw:style-name="gr2" draw:text-style-name="P2" draw:layer="layout" draw:type="curve" svg:x1="5.074cm" svg:y1="10.879cm" svg:x2="9.983cm" svg:y2="14.541cm" draw:start-shape="id4" draw:start-glue-point="2" draw:end-shape="id1" draw:end-glue-point="4" svg:d="M5074 10879c0 2746 4909 916 4909 3662" svg:viewBox="0 0 4910 3663">
          <text:p/>
        </draw:connector>
        <draw:connector draw:style-name="gr2" draw:text-style-name="P2" draw:layer="layout" draw:type="curve" svg:x1="16.815cm" svg:y1="10.879cm" svg:x2="12.068cm" svg:y2="14.541cm" draw:start-shape="id3" draw:start-glue-point="2" draw:end-shape="id1" draw:end-glue-point="5" svg:d="M16815 10879c0 2746-4747 916-4747 3662" svg:viewBox="0 0 4748 3663">
          <text:p/>
        </draw:connector>
        <draw:connector draw:style-name="gr2" draw:text-style-name="P2" draw:layer="layout" draw:type="curve" svg:x1="13.173cm" svg:y1="15.306cm" svg:x2="16.858cm" svg:y2="17.227cm" draw:start-shape="id1" draw:start-glue-point="1" draw:end-shape="id5" draw:end-glue-point="0" svg:d="M13173 15306c2457 0 3685 640 3685 1921" svg:viewBox="0 0 3686 1922">
          <text:p/>
        </draw:connector>
        <draw:connector draw:style-name="gr2" draw:text-style-name="P2" draw:layer="layout" draw:type="curve" svg:x1="7.251cm" svg:y1="14.814cm" svg:x2="8.843cm" svg:y2="14.804cm" draw:start-shape="id6" draw:start-glue-point="4" draw:end-shape="id1" draw:end-glue-point="8" svg:d="M7251 14814c1212 0 416-10 1592-10" svg:viewBox="0 0 1593 11">
          <text:p/>
        </draw:connector>
        <draw:connector draw:style-name="gr2" draw:text-style-name="P2" draw:layer="layout" draw:type="curve" svg:x1="7.275cm" svg:y1="15.775cm" svg:x2="8.845cm" svg:y2="15.785cm" draw:start-shape="id6" draw:start-glue-point="5" draw:end-shape="id1" draw:end-glue-point="9" svg:d="M7275 15775c1176 0 391 10 1570 10" svg:viewBox="0 0 1571 11">
          <text:p/>
        </draw:connector>
        <draw:connector draw:style-name="gr2" draw:text-style-name="P2" draw:layer="layout" draw:type="curve" svg:x1="11.008cm" svg:y1="20.604cm" svg:x2="12.132cm" svg:y2="16.049cm" draw:start-shape="id7" draw:start-glue-point="0" draw:end-shape="id1" draw:end-glue-point="7" svg:d="M11008 20604c0-3399 1124-1122 1124-4555" svg:viewBox="0 0 1125 4556">
          <text:p/>
        </draw:connector>
        <draw:connector draw:style-name="gr2" draw:text-style-name="P2" draw:layer="layout" draw:type="curve" svg:x1="11.008cm" svg:y1="22.134cm" svg:x2="11.008cm" svg:y2="23.496cm" draw:start-shape="id7" draw:start-glue-point="2" draw:end-shape="id8" draw:end-glue-point="0" svg:d="M11008 22134v1362" svg:viewBox="0 0 1 1363">
          <text:p/>
        </draw:connector>
        <draw:connector draw:style-name="gr2" draw:text-style-name="P2" draw:layer="layout" draw:type="curve" draw:line-skew="0.83cm" svg:x1="11.008cm" svg:y1="16.071cm" svg:x2="10.012cm" svg:y2="16.071cm" draw:start-shape="id1" draw:start-glue-point="2" draw:end-shape="id1" draw:end-glue-point="6" svg:d="M11008 16071c0 2034-996 2034-996 0" svg:viewBox="0 0 997 1527">
          <text:p/>
        </draw:connector>
        <draw:custom-shape draw:style-name="gr1" draw:text-style-name="P1" xml:id="id9" draw:id="id9" draw:layer="layout" svg:width="4.33cm" svg:height="1.53cm" svg:x="14.693cm" svg:y="19.995cm">
          <text:p text:style-name="P1">product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16.858cm" svg:y1="18.757cm" svg:x2="16.858cm" svg:y2="19.995cm" draw:start-shape="id5" draw:start-glue-point="2" draw:end-shape="id9" draw:end-glue-point="0" svg:d="M16858 18757v1238" svg:viewBox="0 0 1 1239">
          <text:p/>
        </draw:connector>
        <draw:custom-shape draw:style-name="gr1" draw:text-style-name="P1" xml:id="id10" draw:id="id10" draw:layer="layout" svg:width="4.33cm" svg:height="1.53cm" svg:x="8.843cm" svg:y="3.387cm">
          <text:p text:style-name="P1">team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11.008cm" svg:y1="6.579cm" svg:x2="11.008cm" svg:y2="4.917cm" draw:start-shape="id2" draw:start-glue-point="0" draw:end-shape="id10" draw:end-glue-point="2" svg:d="M11008 6579v-1662" svg:viewBox="0 0 1 166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Sean Madsen</meta:initial-creator>
    <meta:creation-date>2023-01-23T21:36:46.430561048</meta:creation-date>
    <dc:date>2023-01-24T08:01:23.973549692</dc:date>
    <dc:creator>Sean Madsen</dc:creator>
    <meta:editing-duration>PT10H24M1S</meta:editing-duration>
    <meta:editing-cycles>3</meta:editing-cycles>
    <meta:generator>LibreOffice/7.3.7.2$Linux_X86_64 LibreOffice_project/30$Build-2</meta:generator>
    <meta:document-statistic meta:object-count="23"/>
  </office:meta>
</office:document-meta>
</file>